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dca" officeooo:paragraph-rsid="00190dca"/>
    </style:style>
    <style:style style:name="P2" style:family="paragraph" style:parent-style-name="Standard">
      <style:text-properties officeooo:rsid="00190dca" officeooo:paragraph-rsid="00197499"/>
    </style:style>
    <style:style style:name="P3" style:family="paragraph" style:parent-style-name="Standard">
      <style:text-properties officeooo:rsid="00197499" officeooo:paragraph-rsid="00197499"/>
    </style:style>
    <style:style style:name="P4" style:family="paragraph" style:parent-style-name="Standard">
      <style:text-properties officeooo:rsid="001aa442" officeooo:paragraph-rsid="001aa442"/>
    </style:style>
    <style:style style:name="T1" style:family="text">
      <style:text-properties officeooo:rsid="00197499"/>
    </style:style>
    <style:style style:name="T2" style:family="text">
      <style:text-properties officeooo:rsid="001aa442"/>
    </style:style>
    <style:style style:name="T3" style:family="text">
      <style:text-properties officeooo:rsid="001bd3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procedure used to approach this problem was to first find the data sets. Then the data was preprocessed into a usable form that we fed to the algorithms.. A majority of the data to train the program and then used a smaller set of it to test the success rate of our algorithms. </text:span></text:p>
      <text:p text:style-name="P2"/>
      <text:p text:style-name="P2"><text:span text:style-name="T1"><text:s/></text:span>The datasets we used to train <text:span text:style-name="T3">the algorithms</text:span> consisted of movie reviews from IMDB, These data sets were not preprocessed <text:span text:style-name="T1">and still included the html code to break the lines.</text:span> <text:span text:style-name="T1">Before using the data to train and test the algorithms it was preprocessed</text:span> and tokenized. <text:span text:style-name="T1">To do this all the punctuation and stop words were removed. Then the dataset was split into the individual words by white space and put into a list.</text:span> </text:p>
      <text:p text:style-name="P1"/>
      <text:p text:style-name="P4">How naive bayes was implemented</text:p>
      <text:p text:style-name="P4"/>
      <text:p text:style-name="P4">Using sklearn to implement SVM</text:p>
      <text:p text:style-name="P1"/>
      <text:p text:style-name="P3">Optimizations we implemented</text:p>
      <text:p text:style-name="P3"/>
      <text:p text:style-name="P3">Comparisons between algorithms and their success rates.</text:p>
      <text:p text:style-name="P3"/>
      <text:p text:style-name="P3">Our results versus <text:span text:style-name="T2">papers that have been written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6:50:10.116551290</meta:creation-date>
    <dc:date>2018-11-25T18:56:57.372471865</dc:date>
    <meta:editing-duration>PT5M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55" meta:character-count="888" meta:non-whitespace-character-count="737"/>
  </office:meta>
</office:document-meta>
</file>